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Hindi1" svg:font-family="'Lohit Hindi'"/>
    <style:font-face style:name="OpenSymbol" svg:font-family="OpenSymbol"/>
    <style:font-face style:name="Verdana" svg:font-family="Verdana"/>
    <style:font-face style:name="Verdana1" svg:font-family="Verdana, sans-serif"/>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fo:font-weight="bold" style:font-name-asian="Arial" style:font-size-asian="11pt" style:font-weight-asian="bold" style:font-name-complex="Arial" style:font-size-complex="11pt" style:font-weight-complex="bold"/>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1pt" style:font-size-asian="11pt" style:font-size-complex="11pt"/>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bold" style:font-name-asian="Arial" style:font-size-asian="11pt" style:font-weight-asian="bold" style:font-name-complex="Arial" style:font-size-complex="11pt" style:font-weight-complex="bold"/>
    </style:style>
    <style:style style:name="P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1pt" style:font-size-asian="11pt" style:font-size-complex="11pt"/>
    </style:style>
    <style:style style:name="P11"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1pt" style:font-size-asian="11pt" style:font-size-complex="11pt"/>
    </style:style>
    <style:style style:name="P12" style:family="paragraph" style:parent-style-name="Standard" style:list-style-name="L2">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1pt" style:font-size-asian="11pt" style:font-size-complex="11pt"/>
    </style:style>
    <style:style style:name="P1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fo:background-color="#ffffff" style:font-name-asian="Arial" style:font-size-asian="11pt" style:font-name-complex="Arial" style:font-size-complex="11pt"/>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1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6pt" fo:font-weight="bold" style:font-size-asian="16pt" style:font-weight-asian="bold" style:font-size-complex="16pt" style:font-weight-complex="bold"/>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bold" style:font-name-asian="Arial" style:font-size-asian="11pt" style:font-weight-asian="bold" style:font-name-complex="Arial" style:font-size-complex="11pt"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2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background-color="#ffffff" style:font-name-asian="Arial" style:font-size-asian="11pt" style:font-name-complex="Arial" style:font-size-complex="11pt"/>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size="11pt" style:font-size-asian="11pt" style:font-size-complex="11pt"/>
    </style:style>
    <style:style style:name="P24" style:family="paragraph" style:parent-style-name="Standard" style:list-style-name="L2">
      <style:paragraph-properties fo:margin-left="0cm" fo:margin-right="0cm" fo:margin-top="0cm" fo:margin-bottom="0cm" fo:line-height="100%" fo:text-align="start" style:justify-single-word="false" fo:text-indent="0cm" style:auto-text-indent="false" style:writing-mode="lr-tb"/>
      <style:text-properties fo:font-size="11pt" style:font-size-asian="11pt" style:font-size-complex="11pt"/>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font-name="Verdana1" fo:font-size="9.75pt" fo:letter-spacing="normal" fo:font-style="normal" fo:font-weight="bold" style:font-size-asian="11pt" style:font-size-complex="11pt"/>
    </style:style>
    <style:style style:name="P27" style:family="paragraph" style:parent-style-name="Standard" style:list-style-name="L1">
      <style:paragraph-properties fo:margin-top="0cm" fo:margin-bottom="0cm" fo:line-height="100%" fo:text-align="start"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28" style:family="paragraph" style:parent-style-name="Standard" style:list-style-name="L3">
      <style:paragraph-properties fo:margin-top="0cm" fo:margin-bottom="0cm" fo:line-height="100%" fo:text-align="start" style:justify-single-word="false" style:writing-mode="lr-tb"/>
      <style:text-properties fo:font-size="11pt" style:font-size-asian="11pt" style:font-size-complex="11pt"/>
    </style:style>
    <style:style style:name="P29" style:family="paragraph" style:parent-style-name="Standard" style:list-style-name="LS10">
      <style:paragraph-properties fo:margin-top="0cm" fo:margin-bottom="0cm" fo:break-before="auto" fo:break-after="auto" style:writing-mode="lr-tb"/>
      <style:text-properties style:font-name="Arial" fo:font-size="11pt" style:font-name-asian="Arial" style:font-size-asian="11pt" style:font-name-complex="Arial" style:font-size-complex="11pt"/>
    </style:style>
    <style:style style:name="P30" style:family="paragraph" style:parent-style-name="Standard">
      <style:paragraph-properties fo:margin-left="1.251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31" style:family="paragraph" style:parent-style-name="Standard">
      <style:paragraph-properties fo:margin-left="1.251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32"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000000" fo:letter-spacing="normal" fo:font-style="normal" fo:font-weight="normal"/>
    </style:style>
    <style:style style:name="P33" style:family="paragraph" style:parent-style-name="Preformatted_20_Text">
      <style:paragraph-properties fo:text-align="justify" style:justify-single-word="false" fo:orphans="2" fo:widows="2"/>
      <style:text-properties fo:font-variant="normal" fo:text-transform="none" fo:color="#000000" fo:letter-spacing="normal" fo:font-style="normal" fo:font-weight="normal"/>
    </style:style>
    <style:style style:name="P34" style:family="paragraph" style:parent-style-name="Preformatted_20_Text">
      <style:paragraph-properties fo:text-align="justify" style:justify-single-word="false" fo:orphans="2" fo:widows="2"/>
      <style:text-properties fo:font-variant="normal" fo:text-transform="none" fo:color="#000000" fo:letter-spacing="normal"/>
    </style:style>
    <style:style style:name="P35" style:family="paragraph" style:parent-style-name="Preformatted_20_Text">
      <style:paragraph-properties fo:text-align="justify" style:justify-single-word="false" fo:orphans="2" fo:widows="2"/>
      <style:text-properties style:font-name="Arial" fo:font-size="11pt" style:text-underline-style="none" style:font-size-asian="11pt" style:font-size-complex="11pt"/>
    </style:style>
    <style:style style:name="T1" style:family="text">
      <style:text-properties style:text-line-through-style="none" style:font-name="Arial" fo:font-style="normal" style:text-underline-style="none" style:font-name-asian="Arial" style:font-style-asian="normal" style:font-name-complex="Arial" style:font-style-complex="normal"/>
    </style:style>
    <style:style style:name="T2" style:family="text">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3" style:family="text">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 style:family="text">
      <style:text-properties style:font-name="Arial" style:font-name-asian="Arial" style:font-name-complex="Arial"/>
    </style:style>
    <style:style style:name="T5" style:family="text">
      <style:text-properties style:font-name="Arial" style:font-name-asian="Arial" style:font-weight-asian="bold" style:font-name-complex="Arial" style:font-weight-complex="bold"/>
    </style:style>
    <style:style style:name="T6" style:family="text">
      <style:text-properties style:font-name="Arial" fo:font-weight="bold" style:font-name-asian="Arial" style:font-weight-asian="bold" style:font-name-complex="Arial" style:font-weight-complex="bold"/>
    </style:style>
    <style:style style:name="T7" style:family="text">
      <style:text-properties style:font-name="Arial" fo:font-weight="bold" fo:background-color="#ffffff" style:font-name-asian="Arial" style:font-weight-asian="bold" style:font-name-complex="Arial" style:font-weight-complex="bold"/>
    </style:style>
    <style:style style:name="T8" style:family="text">
      <style:text-properties style:font-name="Arial" fo:background-color="#ffffff" style:font-name-asian="Arial" style:font-name-complex="Arial"/>
    </style:style>
    <style:style style:name="T9" style:family="text">
      <style:text-properties style:font-name="Arial" fo:font-size="11pt" fo:font-weight="bold" style:font-name-asian="Arial" style:font-size-asian="11pt" style:font-weight-asian="bold" style:font-name-complex="Arial" style:font-size-complex="11pt" style:font-weight-complex="bold"/>
    </style:style>
    <style:style style:name="T10" style:family="text">
      <style:text-properties style:font-name="Arial" fo:font-size="11pt" fo:font-weight="bold" fo:background-color="#ffffff" style:font-name-asian="Arial" style:font-size-asian="11pt" style:font-weight-asian="bold" style:font-name-complex="Arial" style:font-size-complex="11pt" style:font-weight-complex="bold"/>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1pt" fo:background-color="#ffffff" style:font-name-asian="Arial" style:font-size-asian="11pt" style:font-name-complex="Arial" style:font-size-complex="11pt"/>
    </style:style>
    <style:style style:name="T13" style:family="text">
      <style:text-properties style:font-name="Arial" fo:font-size="11pt" fo:font-style="italic" fo:background-color="#ffffff" style:font-name-asian="Arial" style:font-size-asian="11pt" style:font-style-asian="italic" style:font-name-complex="Arial" style:font-size-complex="11pt" style:font-style-complex="italic"/>
    </style:style>
    <style:style style:name="T14" style:family="text">
      <style:text-properties style:font-name="Arial" fo:font-size="11pt" fo:font-weight="normal" style:font-name-asian="Arial" style:font-size-asian="11pt" style:font-weight-asian="normal" style:font-name-complex="Arial" style:font-size-complex="11pt" style:font-weight-complex="normal"/>
    </style:style>
    <style:style style:name="T15" style:family="text">
      <style:text-properties style:font-name="Arial" fo:font-weight="normal" style:font-name-asian="Arial" style:font-weight-asian="normal" style:font-name-complex="Arial" style:font-weight-complex="normal"/>
    </style:style>
    <style:style style:name="T16" style:family="text">
      <style:text-properties style:font-name="Arial" fo:font-style="italic" fo:background-color="#ffffff" style:font-name-asian="Arial" style:font-style-asian="italic" style:font-name-complex="Arial" style:font-style-complex="italic"/>
    </style:style>
    <style:style style:name="T17" style:family="text">
      <style:text-properties style:font-name="Arial" style:text-underline-style="solid" style:text-underline-width="auto" style:text-underline-color="font-color" style:font-name-asian="Arial" style:font-name-complex="Arial"/>
    </style:style>
    <style:style style:name="T18"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19" style:family="text">
      <style:text-properties fo:color="#1155cc"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style:text-underline-style="solid" style:text-underline-width="auto" style:text-underline-color="font-color"/>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style:text-line-through-style="none" style:font-name="Arial" fo:font-size="11pt" fo:letter-spacing="normal" fo:font-style="normal" fo:font-weight="normal" style:font-name-asian="Arial" style:font-size-asian="11pt" style:font-style-asian="normal" style:font-weight-asian="normal" style:font-name-complex="Arial" style:font-size-complex="11pt" style:font-style-complex="normal" style:font-weight-complex="normal"/>
    </style:style>
    <style:style style:name="T25" style:family="text">
      <style:text-properties fo:font-variant="normal" fo:text-transform="none" fo:color="#000000" style:text-line-through-style="none" fo:font-size="11pt" fo:letter-spacing="normal" fo:font-style="normal" fo:font-weight="normal" style:font-name-asian="Arial" style:font-size-asian="11pt" style:font-style-asian="normal" style:font-weight-asian="normal" style:font-name-complex="Arial" style:font-size-complex="11pt" style:font-style-complex="normal" style:font-weight-complex="normal"/>
    </style:style>
    <style:style style:name="T26" style:family="text">
      <style:text-properties fo:font-variant="normal" fo:text-transform="none" fo:color="#000000" style:text-line-through-style="none" fo:letter-spacing="normal" fo:font-style="normal" fo:font-weight="normal" style:font-name-asian="Arial" style:font-style-asian="normal" style:font-weight-asian="normal" style:font-name-complex="Arial" style:font-style-complex="normal" style:font-weight-complex="normal"/>
    </style:style>
    <style:style style:name="T27" style:family="text">
      <style:text-properties fo:font-weight="bold" style:font-weight-asian="bold" style:font-weight-complex="bold"/>
    </style:style>
    <style:style style:name="T28"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4.<text:tab/>Pojęcie systemu decyzyjnego oraz komputerowego systemu wspomagania decyzji.</text:p>
      <text:p text:style-name="P1">Żródło: wyklad</text:p>
      <text:list xml:id="list1272911207" text:style-name="LS8">
        <text:list-item>
          <text:p text:style-name="P11"><text:span text:style-name="T6">Decyzja</text:span><text:span text:style-name="T4"> jest świadomym (nielosowym) wyborem jednego z możliwych w danej sytuacji wariantów działania.</text:span></text:p>
        </text:list-item>
        <text:list-item>
          <text:p text:style-name="P11"><text:span text:style-name="T6">Decydent</text:span><text:span text:style-name="T15"> -</text:span><text:span text:style-name="T6"> </text:span><text:span text:style-name="T4">podmiot podejmujący decyzję.</text:span></text:p>
        </text:list-item>
        <text:list-item>
          <text:p text:style-name="P11"><text:span text:style-name="T6">Przedmiot decyzji</text:span><text:span text:style-name="T15"> -</text:span><text:span text:style-name="T6"> </text:span><text:span text:style-name="T4">rzeczywistość (proces, system, obiekt) DP, której decyzja dotyczy; obiekt podej-mowania decyzji - obiekt decyzyjny.</text:span></text:p>
        </text:list-item>
      </text:list>
      <text:p text:style-name="P1"/>
      <text:p text:style-name="P2">System decyzyjny<text:span text:style-name="T20"> – decydent (DM) + przedmiot decyzji (DP).</text:span></text:p>
      <text:p text:style-name="P17">DM zwykle na wejściu ma aprioryczną informacje (I) o DP, a na wyjściu decyzje (D).</text:p>
      <text:p text:style-name="P17">DP na wejściu ma decyzje (D), na wyjściu skutek (R). Może też być ubserwator (O).</text:p>
      <text:p text:style-name="P17">Struktury SD:</text:p>
      <text:list xml:id="list2151752095" text:style-name="L1">
        <text:list-item>
          <text:p text:style-name="P27">otwarta bez informacji o DP</text:p>
        </text:list-item>
        <text:list-item>
          <text:p text:style-name="P27">otwarta z informacją o DP (sprzezenie od obserwatora do DM)</text:p>
        </text:list-item>
        <text:list-item>
          <text:p text:style-name="P27">zamknieta: DP – R –&gt; DM – D –&gt; DP</text:p>
        </text:list-item>
        <text:list-item>
          <text:p text:style-name="P27">mieszana: zamknieta + sprzezenie od obserwatora do DM</text:p>
        </text:list-item>
      </text:list>
      <text:p text:style-name="P5">DM może być systemem informatycznym działającym wg algorytmów podejmowania decyzji (DA).</text:p>
      <text:p text:style-name="P5"/>
      <text:p text:style-name="P6">System wspomagania decyzji<text:span text:style-name="T20"> to system decyzyjny, którego decyzje podlegają akceptacji przez użytkownika. Często nazywane systemami doradczymi. Występują podobieństwa do systemów ekspertowych.</text:span></text:p>
      <text:p text:style-name="P13"/>
      <text:p text:style-name="P20"/>
      <text:p text:style-name="P8"/>
      <text:p text:style-name="P3"><text:span text:style-name="T3">15.<text:tab/>Czynności techniki systemów.</text:span><text:span text:style-name="T2"> </text:span></text:p>
      <text:p text:style-name="P1"/>
      <text:p text:style-name="P1">Teoria i technika systemów zajmuje się wspólnymi problemami, metodami i technikami dotyczącymi opisu, własności i sposobów rozwiązywania zadań, których przedmiotem są systemy o różnej naturze. W szczególności t.s. zajmuje się:</text:p>
      <text:p text:style-name="P1">- kreowaniem modeli i modelowaniem,</text:p>
      <text:p text:style-name="P1">- identyfikacją i rozpoznawaniem,</text:p>
      <text:p text:style-name="P1">- analizą i projektowaniem,</text:p>
      <text:p text:style-name="P1">- sterowaniem (kierowaniem, zarządzaniem).</text:p>
      <text:p text:style-name="P1"/>
      <text:p text:style-name="P3"><text:span text:style-name="T9">Identyfikacja systemów</text:span><text:span text:style-name="T11"> lub </text:span><text:span text:style-name="T9">procesów</text:span><text:span text:style-name="T11"> to termin opisujący zespół metod i narzędzi i</text:span><text:a xlink:type="simple" xlink:href="http://pl.wikipedia.org/wiki/Algorytm"><text:span text:style-name="T11"> </text:span></text:a><text:a xlink:type="simple" xlink:href="http://pl.wikipedia.org/wiki/Algorytm"><text:span text:style-name="T18">algorytmy</text:span></text:a><text:span text:style-name="T11">, które mają na celu zbudować dynamiczny model</text:span><text:a xlink:type="simple" xlink:href="http://pl.wikipedia.org/wiki/System"><text:span text:style-name="T11"> </text:span></text:a><text:a xlink:type="simple" xlink:href="http://pl.wikipedia.org/wiki/System"><text:span text:style-name="T18">systemu</text:span></text:a><text:span text:style-name="T11"> lub</text:span><text:a xlink:type="simple" xlink:href="http://pl.wikipedia.org/wiki/Proces_%28informatyka%29"><text:span text:style-name="T11"> </text:span></text:a><text:a xlink:type="simple" xlink:href="http://pl.wikipedia.org/wiki/Proces_%28informatyka%29"><text:span text:style-name="T18">procesu</text:span></text:a><text:span text:style-name="T11"> na podstawie danych pomiarowych zebranych z wejścia i wyjścia. Model taki może opisywać:</text:span></text:p>
      <text:list xml:id="list1452480764" text:style-name="LS10">
        <text:list-item>
          <text:p text:style-name="P29">właściwości wejściowo-wyjściowe systemu - jeżeli jest tworzony w oparciu o sekwencje sygnałów wejściowych i towarzyszące im sekwencje sygnałów wyjściowych,</text:p>
        </text:list-item>
        <text:list-item>
          <text:p text:style-name="P29">przebieg wyjścia systemu o wejściach pomiarowo niedostępnych - jeżeli jest tworzony jedynie w oparciu o mierzoną sekwencję sygnału wyjściowego.</text:p>
        </text:list-item>
      </text:list>
      <text:p text:style-name="P1"/>
      <text:p text:style-name="P4"><text:span text:style-name="T6">Analiza </text:span><text:span text:style-name="T4">- Przeciwstawną metodą do identyfikacji jest modelowanie analityczne. Polega ono na tym, że system dzielony jest na podsystemy, których właściwości oraz prawa fizyczne nimi rządzące dają się opisać modelami matematycznymi. Metoda ta jest zależna od skali problemu, może być bardzo czasochłonna i prowadzić do uzyskania modeli matematycznych zbyt skomplikowanych, by nadawały się do dalszego wykorzystania.</text:span></text:p>
      <text:p text:style-name="P1"/>
      <text:p text:style-name="P3"><text:span text:style-name="T11">Sterowanie - Stworzony model pozwala na syntezę</text:span><text:a xlink:type="simple" xlink:href="http://pl.wikipedia.org/wiki/Układ_regulacji_%28automatyka%29"><text:span text:style-name="T11"> </text:span></text:a><text:a xlink:type="simple" xlink:href="http://pl.wikipedia.org/wiki/Układ_regulacji_%28automatyka%29">układu</text:a><text:a xlink:type="simple" xlink:href="http://pl.wikipedia.org/wiki/Układ_regulacji_%28automatyka%29"> </text:a><text:a xlink:type="simple" xlink:href="http://pl.wikipedia.org/wiki/Układ_regulacji_%28automatyka%29">regulacji</text:a><text:span text:style-name="T11"> poprzez wprowadzenie</text:span><text:a xlink:type="simple" xlink:href="http://pl.wikipedia.org/wiki/Regulator"><text:span text:style-name="T11"> </text:span></text:a><text:a xlink:type="simple" xlink:href="http://pl.wikipedia.org/wiki/Regulator"><text:span text:style-name="T18">regulatora</text:span></text:a><text:a xlink:type="simple" xlink:href="http://pl.wikipedia.org/wiki/Sterowanie"><text:span text:style-name="T11"> </text:span></text:a><text:a xlink:type="simple" xlink:href="http://pl.wikipedia.org/wiki/Sterowanie"><text:span text:style-name="T18">sterującego</text:span></text:a><text:span text:style-name="T11"> danym</text:span><text:a xlink:type="simple" xlink:href="http://pl.wikipedia.org/wiki/Obiekt_sterowania"><text:span text:style-name="T11"> </text:span></text:a><text:a xlink:type="simple" xlink:href="http://pl.wikipedia.org/wiki/Obiekt_sterowania"><text:span text:style-name="T18">obiektem</text:span></text:a><text:span text:style-name="T11"> lub procesem tak, by ten zachowywał się w pożądany sposób.</text:span></text:p>
      <text:p text:style-name="P1"/>
      <text:p text:style-name="P9"/>
      <text:p text:style-name="P21"/>
      <text:p text:style-name="P7"><text:soft-page-break/>16.<text:tab/>Problemy decyzyjne dla kompleksu operacji. </text:p>
      <text:p text:style-name="P1"/>
      <text:p text:style-name="P1">Kompleks operacji jest obiektem złożonym, którego elementami są operacje, powiązane ze sobą na zasadzie kolejności czasowych, to znaczy rozpoczęcie wykonywania niektórych operacji może się rozpocząć po zakończeniu wykonywania innych operacji. Graficznym sposobem przedstawienia kompleksu operacji może być graf. Operacje wykonuje się po to, aby osiągnąć pewien określony cel, wyrażony zadaniem. Oczywiście do wykonania operacji potrzebny jest realizator (zasób), który musi zostać przydzielony do danej operacji. </text:p>
      <text:p text:style-name="P1"/>
      <text:p text:style-name="P1">Podstawowym problem decyzyjnym jest problem alokacji, który polega na rozdziale, czyli alokacji zasobów i zadań do operacji w kompleksie operacji. Jako kryterium alokacji zwykle przyjmuje się koszt lub czas wykonania kompleksu operacji.</text:p>
      <text:p text:style-name="P1"/>
      <text:p text:style-name="P1">Kolejnym problemem decyzyjnym jest problem szeregowania zadań. Problem ten jest szeroko znany i omawiany. Kluczowymi pojęciami występującymi w problematyce szeregowania są: zadanie, które wystąpiło już w poprzednim punkcie dotyczącym alokacji, oraz realizator rozumiany tu jako podmiot wykonujący zadanie i mogący mieć różną naturę i interpretacje. Problem szeregowania można ogólnie określić jako wyznaczenie takiego dopuszczalnego przyporządkowania elementów jednego zbioru elementom drugiego zbioru, które jest najlepsze ze względu na przyjęte kryterium szeregowania.</text:p>
      <text:p text:style-name="P1"/>
      <text:p text:style-name="P1">Kolejny problem występuje w sytuacji w której nie mamy pewności co do zbiorów zasobów, zadań, operacji, czy parametrów tych elementów. Mamy do czynienia z tak zwanym problemem probabilistycznym (stochastycznym), w którym informacja o pewnych wielkościach jest określona z wykorzystaniem rozkładów prawdopodobieństwa i ma charakter stochastyczny. </text:p>
      <text:p text:style-name="P1"/>
      <text:p text:style-name="P1">Problem w sytuacji gdy mamy do czynienia z ruchomymi realizatorami. Występuje to w sytuacji gdy np. pracownicy na liniach produkcyjnych wykonują operacje na różnych liniach produkcyjnych w ramach jednego zadnia. Wtedy do czasu realizacji zadania, dochodzi czas potrzebny do “przejścia” realizatora od jednego stanowiska do innego.</text:p>
      <text:p text:style-name="P9"><text:a xlink:type="simple" xlink:href="http://www.dbc.wroc.pl/Content/1168/jozefczyk.pdf"><text:span text:style-name="T19"/></text:a></text:p>
      <text:p text:style-name="P21"><text:span text:style-name="T19"/></text:p>
      <text:p text:style-name="P15"><text:span text:style-name="T1">17.<text:tab/>Podstawowe problemy, metody i algorytmy optymalizacji dyskretnej. </text:span></text:p>
      <text:p text:style-name="P3"><text:span text:style-name="T11">Źródło:</text:span> <text:a xlink:type="simple" xlink:href="http://mariusz.uchronski.staff.iiar.pwr.wroc.pl/TI/TI_zadanie_5_rozw.pdf">http://mariusz.uchronski.staff.iiar.pwr.wroc.pl/TI/TI_zadanie_5_rozw.pdf</text:a></text:p>
      <text:p text:style-name="P22"/>
      <text:p text:style-name="P4"><text:span text:style-name="T4">Zadania, w których zmienne decyzyjne (bądź ich część) przyjmują wartości dyskretne, </text:span></text:p>
      <text:p text:style-name="P23"><text:span text:style-name="T4">całkowitoliczbowe lub binarne nazywane są problemami optymalizacji dyskretnej lub </text:span></text:p>
      <text:p text:style-name="P23"><text:span text:style-name="T4">dyskretno - ciągłej. Zdecydowana większość problemów planowania i sterowania należy do </text:span></text:p>
      <text:p text:style-name="P23"><text:span text:style-name="T4">takiej klasy problemów. Zadania takie należą do wyjątkowo trudnych z obliczeniowego </text:span></text:p>
      <text:p text:style-name="P23"><text:span text:style-name="T4">punktu widzenia, z uwagi na mnogość występowania ekstremów lokalnych i często brak </text:span></text:p>
      <text:p text:style-name="P23"><text:span text:style-name="T4">własności wypukłości, ciągłości i różniczkowalności funkcji kryterialnej, NP - trudność</text:span></text:p>
      <text:p text:style-name="P23"><text:span text:style-name="T4">większości problemów pochodzących z praktyki oraz przekleństwo wielowymiarowości. </text:span></text:p>
      <text:p text:style-name="P23"><text:span text:style-name="T4">Istnienie wielu ekstremów lokalnych, kłopotliwe już dla przypadku optymalizacji ciągłej </text:span></text:p>
      <text:p text:style-name="P23"><text:span text:style-name="T4">nabiera dla problemów dyskretnych szczególnego znaczenia. Z kolei bezpośrednią</text:span></text:p>
      <text:p text:style-name="P23"><text:span text:style-name="T4">konsekwencją NP - trudności jest to, <text:s/>że czas obliczeń odpowiedniego algorytmu </text:span></text:p>
      <text:p text:style-name="P23"><text:span text:style-name="T4">komputerowego jest funkcją wykładniczą od rozmiaru rozwiązywanego problemu.</text:span></text:p>
      <text:p text:style-name="P23"><text:span text:style-name="T4"/></text:p>
      <text:p text:style-name="P6">Metody dokładne </text:p>
      <text:p text:style-name="P5">Metoda dokładna wyznacza rozwiązanie globalnie optymalne. Wśród metod dokładnych można wymienić m. in. </text:p>
      <text:p text:style-name="P30">a) efektywne algorytmy dedykowane, </text:p>
      <text:p text:style-name="P30">b) przegląd zupełny, </text:p>
      <text:p text:style-name="P30">c) metody oparte o schemat podziału i ograniczeń, </text:p>
      <text:p text:style-name="P30">d) metody oparte o schemat programowania dymanicznego (PD), </text:p>
      <text:p text:style-name="P30">e) metody oparte na programowaniu liniowym całkowitoliczbowym (PLC). </text:p>
      <text:p text:style-name="P5"><text:soft-page-break/>Metody (b)-(e) są kosztownymi obliczeniowo metodami wykorzystywanymi do rozwiązywania problemów silnie NP-trudnych. Są to metody czaso- i pamięciochłonne oraz rozmiar rozwiązywanych przez nie problemów jest ciągle zbyt mały. Metody te są na przykład wykorzystywane do poszukiwania minimalnego czasu cyklu dla powtarzalnego procesu produkcyjnego z niewielkim repertuarem wyrobów. Dla małej liczby zadań można wyznaczyć rozwiązanie którego nawet mały zysk otrzymany w jednym cyklu zwielokrotni się o liczbę cykli w całym procesie produkcyjnym. Metody dokładne są wykorzystywane także do wyznaczania rozwiązań referencyjnych, do których następnie porównuje się wyniki algorytmów przybliżonych oceniając ich jakość. </text:p>
      <text:p text:style-name="P5"/>
      <text:p text:style-name="P6">Metody przybliżone </text:p>
      <text:p text:style-name="P5">Metoda przybliżona dostarcza pewnego rozwiązania bliskiego optymalnemu, to znaczy takiego rozwiązania, dla którego wartość funkcji celu niewiele różni się od wartości optymalnej. Metod przybliżonych jest znacznie więcej niż dokładnych, są one zwykle zorientowane na problem, który rozwiązują. Jakość metody przybliżonej ocenia się na podstawie złożoności obliczeniowej algorytmu oraz dokładności przybliżenia. </text:p>
      <text:p text:style-name="P30"><text:span text:style-name="T27">Poszukiwanie lokalne </text:span></text:p>
      <text:p text:style-name="P30">Wiele algorytmów przybliżonych opiera się na iteracyjnym polepszaniu bieżącego rozwiązania poprzez lokalne przeszukiwanie. Przeszukiwanie to rozpoczyna się od pewnego rozwiązania startowego. Następnie generowane jest jego otoczenie (sąsiedztwo), z którego wybiera się najlepsze rozwiązanie, które staje się rozwiązaniem startowym w kolejnej iteracji.</text:p>
      <text:p text:style-name="P31"><text:span text:style-name="T27">Symulowane wyżarzanie</text:span> </text:p>
      <text:p text:style-name="P30">Metoda symulowanego wyżarzania (odprężania) posiada pewne analogie z termodynamicznym procesem studzenia. Stany ciała są postrzegane jako analogiczne do rozwiązań, a energia ciała - analogiczna do wartości funkcji celu.</text:p>
      <text:p text:style-name="P30"><text:span text:style-name="T27">Algorytmy ewolucyjne</text:span> </text:p>
      <text:p text:style-name="P30">W algorytmach ewolucyjnych przy rozwiązywaniu danego problemu korzysta się z mechanizmu opartego na zjawisku naturalnej ewolucji gatunków. </text:p>
      <text:p text:style-name="P9"/>
      <text:p text:style-name="P15"><text:span text:style-name="T1">18.<text:tab/>Podstawowe metody „obliczeń miękkich (inteligentnych)”. </text:span></text:p>
      <text:p text:style-name="P1"/>
      <text:p text:style-name="P4"><text:span text:style-name="T4">Patrz odp. 30.</text:span></text:p>
      <text:p text:style-name="P4"><text:span text:style-name="T2"/></text:p>
      <text:p text:style-name="P23"><text:span text:style-name="T2"/></text:p>
      <text:p text:style-name="P25"><text:span text:style-name="T1">19.<text:tab/></text:span><text:bookmark-start text:name="__DdeLink__32176_257868763"/><text:span text:style-name="T1">Podejmowanie decyzji w warunkach niepewności</text:span><text:bookmark-end text:name="__DdeLink__32176_257868763"/><text:span text:style-name="T1">. </text:span></text:p>
      <text:p text:style-name="P1"/>
      <text:p text:style-name="P3"><text:span text:style-name="T10">Niepewność</text:span><text:span text:style-name="T12"> jako pojęcie </text:span><text:a xlink:type="simple" xlink:href="http://pl.wikipedia.org/wiki/Teoria_decyzji"><text:span text:style-name="T12">teorii</text:span></text:a><text:a xlink:type="simple" xlink:href="http://pl.wikipedia.org/wiki/Teoria_decyzji"><text:span text:style-name="T12"> </text:span></text:a><text:a xlink:type="simple" xlink:href="http://pl.wikipedia.org/wiki/Teoria_decyzji"><text:span text:style-name="T12">decyzji</text:span></text:a><text:span text:style-name="T12"> oznacza sytuację, w której określone decyzje mogą spowodować różne skutki, w zależności od tego, który z możliwych stanów rzeczy zajdzie, przy czym nie są znane prawdopodobieństwa wystąpienia poszczególnych z nich.</text:span></text:p>
      <text:p text:style-name="P13"/>
      <text:p text:style-name="P4"><text:span text:style-name="T7">Rachunek prawdopodobieństwa jest formalnym, poprawnym mechanizmem wnioskowania </text:span></text:p>
      <text:p text:style-name="P4"><text:span text:style-name="T8">Lecz:</text:span></text:p>
      <text:p text:style-name="P4"><text:span text:style-name="T8">Stosowanie rachunku prawdopodobieństwa wymaga od użytkownika dostarczenia pewnej liczby prawdopodobieństw warunkowych. Nawet niezależne fakty początkowe nie propagują niezależności w procesie wnioskowania. Wnioskowanie z założeniem niezależności produkuje rygorystyczne (złe) wyjścia.</text:span></text:p>
      <text:p text:style-name="P4"><text:span text:style-name="T8"/></text:p>
      <text:p text:style-name="P13"/>
      <text:p text:style-name="P3"><text:span text:style-name="T12">Formalnie, </text:span><text:span text:style-name="T10">decyzjami podejmowanymi w warunkach niepewności</text:span><text:span text:style-name="T12"> nazywamy taką klasę </text:span><text:a xlink:type="simple" xlink:href="http://pl.wikipedia.org/wiki/Problem_decyzyjny"><text:span text:style-name="T12">problemów</text:span></text:a><text:a xlink:type="simple" xlink:href="http://pl.wikipedia.org/wiki/Problem_decyzyjny"><text:span text:style-name="T12"> </text:span></text:a><text:a xlink:type="simple" xlink:href="http://pl.wikipedia.org/wiki/Problem_decyzyjny"><text:span text:style-name="T12">decyzyjnych</text:span></text:a><text:span text:style-name="T12">, w której dla przynajmniej jednej </text:span><text:a xlink:type="simple" xlink:href="http://pl.wikipedia.org/wiki/Decyzja"><text:span text:style-name="T12">decyzji</text:span></text:a><text:span text:style-name="T12"> nie jest znany </text:span><text:a xlink:type="simple" xlink:href="http://pl.wikipedia.org/wiki/Rozkład_prawdopodobieństwa"><text:span text:style-name="T12">rozkład</text:span></text:a><text:a xlink:type="simple" xlink:href="http://pl.wikipedia.org/wiki/Rozkład_prawdopodobieństwa"><text:span text:style-name="T12"> </text:span></text:a><text:a xlink:type="simple" xlink:href="http://pl.wikipedia.org/wiki/Rozkład_prawdopodobieństwa"><text:span text:style-name="T12">prawdopodobieństwa</text:span></text:a><text:span text:style-name="T12"> konsekwencji.</text:span></text:p>
      <text:p text:style-name="P4"><text:span text:style-name="T16">Przykład</text:span><text:span text:style-name="T8">: Mamy pomysł na nowy produkt i chcemy zdecydować, czy otworzyć firmę zajmującą się produkcją i sprzedażą tego produktu. Nie jesteśmy w stanie określić prawdopodobieństwa sukcesu naszej firmy, jednak pomimo tego decydujemy się zaryzykować. Podjęliśmy decyzję w warunkach </text:span><text:span text:style-name="T7">niepewności</text:span><text:span text:style-name="T8">.</text:span></text:p>
      <text:p text:style-name="P3"><text:soft-page-break/><text:span text:style-name="T12">W praktyce prawie zawsze w wypadku niepewności określamy </text:span><text:a xlink:type="simple" xlink:href="http://pl.wikipedia.org/wiki/Prawdopodobieństwo_subiektywne"><text:span text:style-name="T12">prawdopodobieństwo</text:span></text:a><text:a xlink:type="simple" xlink:href="http://pl.wikipedia.org/wiki/Prawdopodobieństwo_subiektywne"><text:span text:style-name="T12"> </text:span></text:a><text:a xlink:type="simple" xlink:href="http://pl.wikipedia.org/wiki/Prawdopodobieństwo_subiektywne"><text:span text:style-name="T12">subiektywne</text:span></text:a><text:span text:style-name="T12"> zajścia danej konsekwencji.</text:span></text:p>
      <text:p text:style-name="P4"><text:span text:style-name="T4">Metody podejmowania decyzji w warunkach niepewności:</text:span></text:p>
      <text:list xml:id="list1072690112" text:style-name="L2">
        <text:list-item>
          <text:p text:style-name="P12"><text:span text:style-name="T4">zb. przybliżone</text:span></text:p>
        </text:list-item>
        <text:list-item>
          <text:p text:style-name="P24"><text:span text:style-name="T4">zb. rozmyte</text:span></text:p>
        </text:list-item>
        <text:list-item>
          <text:p text:style-name="P24"><text:span text:style-name="T4">sieci bayesowskie</text:span></text:p>
        </text:list-item>
      </text:list>
      <text:p text:style-name="P1"/>
      <text:p text:style-name="P3"><text:span text:style-name="T10">Teoria zbiorów przybliżonych</text:span><text:span text:style-name="T12"> – Zbiór przybliżony (ang. </text:span><text:span text:style-name="T13">rough set</text:span><text:span text:style-name="T12">) to obiekt matematyczny zbudowany w oparciu o logikę trójwartościową. W swym pierwotnym ujęciu zbiór przybliżony to para klasycznych zbiorów: przybliżenie dolne i przybliżenie górne. Dany element może należeć do obydwu przybliżeń, do żadnego lub tylko do przybliżenia górnego. Ten ostatni przypadek jest o tyle ciekawy, że pozwala na modelowanie niepewności.</text:span></text:p>
      <text:p text:style-name="P4"><text:span text:style-name="T7">Sieć Bayesowska</text:span><text:span text:style-name="T8"> to acykliczny graf skierowany, w którym:</text:span></text:p>
      <text:p text:style-name="P23"><text:span text:style-name="T8">• węzły reprezentują zmienne losowe (np. stan pacjenta, cechę obiektu itp.)</text:span></text:p>
      <text:p text:style-name="P23"><text:span text:style-name="T8">• łuki (skierowane) reprezentują zależności typu „ zmienna X ma bezpośredni wpływ na Y”,</text:span></text:p>
      <text:p text:style-name="P23"><text:span text:style-name="T8">• każdy węzeł X ma stowarzyszona z nim tablice prawdopodobienstw warunkowych określających wpływ wywierany na X przez jego poprzedników (rodziców) w grafie,</text:span></text:p>
      <text:p text:style-name="P23"><text:span text:style-name="T8">• Zmienne reprezentowane przez węzły przyjmują wartości dyskretne (np.: TAK, NIE).</text:span></text:p>
      <text:p text:style-name="P23"><text:span text:style-name="T8">Zrodlo: </text:span><text:a xlink:type="simple" xlink:href="http://zsi.tech.us.edu.pl/~nowak/bios/bio/w6a.pdf"><text:span text:style-name="T8">http://zsi.tech.us.edu.pl/~nowak/bios/bio/w6a.pdf</text:span></text:a></text:p>
      <text:p text:style-name="P23"><text:span text:style-name="T8"/></text:p>
      <text:p text:style-name="P9"/>
      <text:p text:style-name="P15"><text:span text:style-name="T1">20.<text:tab/>Metody i algorytmy rozpoznawania. </text:span></text:p>
      <text:p text:style-name="P1"/>
      <text:p text:style-name="P4"><text:span text:style-name="T6">Rozpoznawanie obiektów</text:span><text:span text:style-name="T4"> – przypisanie ich do klasy na podstawie cech (algorytm </text:span></text:p>
      <text:p text:style-name="P4"><text:span text:style-name="T4">rozpoznawania)</text:span></text:p>
      <text:p text:style-name="P4"><text:span text:style-name="T6">schemat:</text:span><text:span text:style-name="T4"> obiekt opisany cechami → pomiar cech → </text:span><text:bookmark-start text:name="__DdeLink__32445_257868763"/><text:span text:style-name="T4">(przetwarzanie cech → klasyfikacja)</text:span><text:bookmark-end text:name="__DdeLink__32445_257868763"/></text:p>
      <text:p text:style-name="P23"><text:span text:style-name="T4">(przetwarzanie cech → klasyfikacja) to </text:span><text:span text:style-name="T17">rozpoznawanie obiektu</text:span></text:p>
      <text:p text:style-name="P23"><text:span text:style-name="T4"><text:s/></text:span></text:p>
      <text:p text:style-name="P4"><text:span text:style-name="T6">Rozpoznawanie z nauczycielem w oparciu o ciąg uczący </text:span></text:p>
      <text:p text:style-name="P4"><text:span text:style-name="T6">Algorytmy odległościowe: </text:span></text:p>
      <text:list xml:id="list695002705" text:style-name="L3">
        <text:list-item>
          <text:p text:style-name="P28"><text:span text:style-name="T6">Algorytm NM </text:span><text:span text:style-name="T4">(najbliższej średniej) – obliczamy wartość średnią dla każdej klasy. Obliczamy odlległość x od każdego elementu średniego, bierzemy min odległość i przypisujemy do klasy odpowiadającej tej wartości średniej </text:span></text:p>
        </text:list-item>
        <text:list-item>
          <text:p text:style-name="P28"><text:span text:style-name="T6">Algorytm KNN</text:span><text:span text:style-name="T4"> (k najbliższych sąsiadów) – liczymy odległość x od każdego elementu ciągu uczącego, sortujemy w porządku niemalejącym, bierzemy k pierwszych pozycji i wybieramy najczęściej występującą klasę </text:span></text:p>
        </text:list-item>
      </text:list>
      <text:p text:style-name="P4"><text:span text:style-name="T6">Algorytmy probabilistyczne</text:span></text:p>
      <text:p text:style-name="P23"><text:span text:style-name="T6">Naiwny Bayes –</text:span><text:span text:style-name="T15"> założenie o niezależności zmiennych losowych-atrybutów (naiwny wynika z faktu, że wcale nie są niezależne)</text:span></text:p>
      <text:p text:style-name="P4"><text:span text:style-name="T4"><text:s/></text:span><text:span text:style-name="T6">Drzewa klasyfikacyjne. </text:span><text:span text:style-name="T15">A</text:span><text:span text:style-name="T4">lgorytm (ogólny) - 2 kroki:</text:span></text:p>
      <text:p text:style-name="P4"><text:span text:style-name="T4">1) reguła podziału wierzchołków</text:span></text:p>
      <text:p text:style-name="P4"><text:span text:style-name="T4">2) reguła uznania wierzchołka za końcowy i przypisanie mu klasy</text:span></text:p>
      <text:p text:style-name="P1"><text:s/></text:p>
      <text:p text:style-name="P4"><text:span text:style-name="T6">Algorytm ID.3</text:span></text:p>
      <text:p text:style-name="P22"><text:span text:style-name="T14">Źródło: </text:span><text:a xlink:type="simple" xlink:href="http://www.ci.pwr.wroc.pl/~kwasnick/tekstystudenckie/apw/id3.htm"><text:span text:style-name="T14">http://www.ci.pwr.wroc.pl/~kwasnick/tekstystudenckie/apw/id3.htm</text:span></text:a></text:p>
      <text:p text:style-name="P26"><text:span text:style-name="T5">Treść algorytmu:</text:span></text:p>
      <text:p text:style-name="P32">1. Oblicz entropię dla każdego atrybutu </text:p>
      <text:p text:style-name="P33">2. Wybierz atrybut A z najniższą entropią</text:p>
      <text:p text:style-name="P33">3. Podziel zbiór przykładów uczących ze względu na wartość atrybutu A na rozłączne podzbiory </text:p>
      <text:p text:style-name="P33">4. Dodaj do drzewa krawędzie z warunkami:</text:p>
      <text:p text:style-name="P34"><text:s text:c="3"/><text:span text:style-name="T28">jeśli A=a1 to ... (poddrzewo 1)</text:span></text:p>
      <text:p text:style-name="P34"><text:s text:c="3"/><text:span text:style-name="T28">...</text:span></text:p>
      <text:p text:style-name="P33">5. Dla każdego poddrzewa wykonaj kroki od 1.</text:p>
      <text:p text:style-name="P35"><text:span text:style-name="T23">W każdej iteracji jeden atrybut jest usuwany. Algorytm zatrzymuje się, </text:span><text:span text:style-name="T23">gdy do rozpatrzenia nie pozostanie juz żaden atrybut lub wszystkie przykłady </text:span><text:span text:style-name="T26">w danym podrzewie mają tą samą wartość atrybutu decyzyjne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ohit Hindi1" svg:font-family="'Lohit Hindi'"/>
    <style:font-face style:name="OpenSymbol" svg:font-family="OpenSymbol"/>
    <style:font-face style:name="Verdana" svg:font-family="Verdana"/>
    <style:font-face style:name="Verdana1" svg:font-family="Verdana, sans-serif"/>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Lohit Hindi2" style:font-size-complex="10pt"/>
    </style:style>
    <style:style style:name="List2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min-label-width="3.81cm" text:min-label-distance="0.318cm" fo:text-align="end"/>
        <style:text-properties style:font-name="Times New Roman"/>
      </text:list-level-style-bullet>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fo:font-family="Verdana" style:font-family-generic="swiss"/>
      </text:list-level-style-bullet>
      <text:list-level-style-bullet text:level="2" text:style-name="List4Level1" text:bullet-char="○">
        <style:list-level-properties text:space-before="1.905cm" text:min-label-width="0.635cm"/>
        <style:text-properties fo:font-family="'Courier New'" style:font-family-generic="modern" style:font-pitch="fixed"/>
      </text:list-level-style-bullet>
      <text:list-level-style-bullet text:level="3" text:style-name="List4Level2" text:bullet-char="■">
        <style:list-level-properties text:min-label-width="3.81cm" text:min-label-distance="0.318cm" fo:text-align="end"/>
        <style:text-properties fo:font-family="Verdana" style:font-family-generic="swiss"/>
      </text:list-level-style-bullet>
      <text:list-level-style-bullet text:level="4" text:style-name="List4Level3" text:bullet-char="●">
        <style:list-level-properties text:space-before="4.445cm" text:min-label-width="0.635cm"/>
        <style:text-properties fo:font-family="Verdana" style:font-family-generic="swiss"/>
      </text:list-level-style-bullet>
      <text:list-level-style-bullet text:level="5" text:style-name="List4Level4" text:bullet-char="○">
        <style:list-level-properties text:space-before="5.715cm" text:min-label-width="0.635cm"/>
        <style:text-properties fo:font-family="'Courier New'" style:font-family-generic="modern" style:font-pitch="fixed"/>
      </text:list-level-style-bullet>
      <text:list-level-style-bullet text:level="6" text:style-name="List4Level5" text:bullet-char="■">
        <style:list-level-properties text:min-label-width="7.62cm" text:min-label-distance="0.318cm" fo:text-align="end"/>
        <style:text-properties fo:font-family="Verdana" style:font-family-generic="swiss"/>
      </text:list-level-style-bullet>
      <text:list-level-style-bullet text:level="7" text:style-name="List4Level6" text:bullet-char="●">
        <style:list-level-properties text:space-before="8.255cm" text:min-label-width="0.635cm"/>
        <style:text-properties fo:font-family="Verdana" style:font-family-generic="swiss"/>
      </text:list-level-style-bullet>
      <text:list-level-style-bullet text:level="8" text:style-name="List4Level7" text:bullet-char="○">
        <style:list-level-properties text:space-before="9.525cm" text:min-label-width="0.635cm"/>
        <style:text-properties fo:font-family="'Courier New'" style:font-family-generic="modern" style:font-pitch="fixed"/>
      </text:list-level-style-bullet>
      <text:list-level-style-bullet text:level="9" text:style-name="List4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text:min-label-width="0.635cm"/>
        <style:text-properties fo:font-family="'Courier New'" style:font-family-generic="modern" style:font-pitch="fixed"/>
      </text:list-level-style-bullet>
      <text:list-level-style-bullet text:level="3" text:style-name="List5Level2" text:bullet-char="■">
        <style:list-level-properties text:min-label-width="3.81cm" text:min-label-distance="0.318cm" fo:text-align="end"/>
        <style:text-properties fo:font-family="Verdana" style:font-family-generic="swiss"/>
      </text:list-level-style-bullet>
      <text:list-level-style-bullet text:level="4" text:style-name="List5Level3" text:bullet-char="●">
        <style:list-level-properties text:space-before="4.445cm" text:min-label-width="0.635cm"/>
        <style:text-properties fo:font-family="Verdana" style:font-family-generic="swiss"/>
      </text:list-level-style-bullet>
      <text:list-level-style-bullet text:level="5" text:style-name="List5Level4" text:bullet-char="○">
        <style:list-level-properties text:space-before="5.715cm" text:min-label-width="0.635cm"/>
        <style:text-properties fo:font-family="'Courier New'" style:font-family-generic="modern" style:font-pitch="fixed"/>
      </text:list-level-style-bullet>
      <text:list-level-style-bullet text:level="6" text:style-name="List5Level5" text:bullet-char="■">
        <style:list-level-properties text:min-label-width="7.62cm" text:min-label-distance="0.318cm" fo:text-align="end"/>
        <style:text-properties fo:font-family="Verdana" style:font-family-generic="swiss"/>
      </text:list-level-style-bullet>
      <text:list-level-style-bullet text:level="7" text:style-name="List5Level6" text:bullet-char="●">
        <style:list-level-properties text:space-before="8.255cm" text:min-label-width="0.635cm"/>
        <style:text-properties fo:font-family="Verdana" style:font-family-generic="swiss"/>
      </text:list-level-style-bullet>
      <text:list-level-style-bullet text:level="8" text:style-name="List5Level7" text:bullet-char="○">
        <style:list-level-properties text:space-before="9.525cm" text:min-label-width="0.635cm"/>
        <style:text-properties fo:font-family="'Courier New'" style:font-family-generic="modern" style:font-pitch="fixed"/>
      </text:list-level-style-bullet>
      <text:list-level-style-bullet text:level="9" text:style-name="List5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bullet text:level="3" text:style-name="List6Level2" text:bullet-char="■">
        <style:list-level-properties text:min-label-width="3.81cm" text:min-label-distance="0.318cm" fo:text-align="end"/>
        <style:text-properties style:font-name="Arial"/>
      </text:list-level-style-bullet>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Arial"/>
      </text:list-level-style-bullet>
      <text:list-level-style-bullet text:level="2" text:style-name="List18Level1" text:bullet-char="○">
        <style:list-level-properties text:space-before="1.905cm" text:min-label-width="0.635cm"/>
        <style:text-properties style:font-name="Arial"/>
      </text:list-level-style-bullet>
      <text:list-level-style-bullet text:level="3" text:style-name="List18Level2" text:bullet-char="■">
        <style:list-level-properties text:min-label-width="3.81cm" text:min-label-distance="0.318cm" fo:text-align="end"/>
        <style:text-properties style:font-name="Arial"/>
      </text:list-level-style-bullet>
      <text:list-level-style-bullet text:level="4" text:style-name="List18Level3" text:bullet-char="●">
        <style:list-level-properties text:space-before="4.445cm" text:min-label-width="0.635cm"/>
        <style:text-properties style:font-name="Arial"/>
      </text:list-level-style-bullet>
      <text:list-level-style-bullet text:level="5" text:style-name="List18Level4" text:bullet-char="○">
        <style:list-level-properties text:space-before="5.715cm" text:min-label-width="0.635cm"/>
        <style:text-properties style:font-name="Arial"/>
      </text:list-level-style-bullet>
      <text:list-level-style-bullet text:level="6" text:style-name="List18Level5" text:bullet-char="■">
        <style:list-level-properties text:min-label-width="7.62cm" text:min-label-distance="0.318cm" fo:text-align="end"/>
        <style:text-properties style:font-name="Arial"/>
      </text:list-level-style-bullet>
      <text:list-level-style-bullet text:level="7" text:style-name="List18Level6" text:bullet-char="●">
        <style:list-level-properties text:space-before="8.255cm" text:min-label-width="0.635cm"/>
        <style:text-properties style:font-name="Arial"/>
      </text:list-level-style-bullet>
      <text:list-level-style-bullet text:level="8" text:style-name="List18Level7" text:bullet-char="○">
        <style:list-level-properties text:space-before="9.525cm" text:min-label-width="0.635cm"/>
        <style:text-properties style:font-name="Arial"/>
      </text:list-level-style-bullet>
      <text:list-level-style-bullet text:level="9" text:style-name="List1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iek </meta:initial-creator>
    <meta:creation-date>2012-06-09T11:38:09</meta:creation-date>
    <dc:date>2012-06-10T16:43:58</dc:date>
    <dc:creator>Krzysiek </dc:creator>
    <meta:editing-duration>PT6H8M32S</meta:editing-duration>
    <meta:editing-cycles>20</meta:editing-cycles>
    <meta:generator>LibreOffice/3.5$Linux_X86_64 LibreOffice_project/350m1$Build-2</meta:generator>
    <meta:document-statistic meta:table-count="0" meta:image-count="0" meta:object-count="0" meta:page-count="4" meta:paragraph-count="109" meta:word-count="1563" meta:character-count="12067" meta:non-whitespace-character-count="10533"/>
  </office:meta>
</office:document-meta>
</file>